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.065cm"/>
    </style:style>
    <style:style style:name="co2" style:family="table-column">
      <style:table-column-properties fo:break-before="auto" style:column-width="14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epseek_csv_20251115_5e449b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França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 Ma qual mai s'offre, oh Dei, </text:p>
          </table:table-cell>
          <table:table-cell office:value-type="string" calcext:value-type="string">
            <text:p>- Mais quel est, ô Dieux,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ttacolo funesto agli occhi miei! </text:p>
          </table:table-cell>
          <table:table-cell office:value-type="string" calcext:value-type="string">
            <text:p>ce funeste spectacle qui s'offre à mes yeux !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 padre, padre mio! caro mio padre!</text:p>
          </table:table-cell>
          <table:table-cell office:value-type="string" calcext:value-type="string">
            <text:p>Père, mon père ! Mon cher père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 Signora!</text:p>
          </table:table-cell>
          <table:table-cell office:value-type="string" calcext:value-type="string">
            <text:p>- Madame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 Ah! L'assassino mel trucidò. Quel sangue... e quella piaga... </text:p>
          </table:table-cell>
          <table:table-cell office:value-type="string" calcext:value-type="string">
            <text:p>- Ah ! l'assassin me l'a tué. Ce sang... cette plaie..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l volto tinto e coperto del color di morte! </text:p>
          </table:table-cell>
          <table:table-cell office:value-type="string" calcext:value-type="string">
            <text:p>Ce visage maculé et couleur de mort !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 non respira più! Fredde ha le membra! </text:p>
          </table:table-cell>
          <table:table-cell office:value-type="string" calcext:value-type="string">
            <text:p>Il ne respire plus ! Ses membres sont froids ! Mon père !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dre mio! Caro padre! Padre amato! Io manco! Io moro!</text:p>
          </table:table-cell>
          <table:table-cell office:value-type="string" calcext:value-type="string">
            <text:p>Cher père ! Père aimé ! Je défaille ! Je meurs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 Ah! soccorrete, amici, il mio tesoro! </text:p>
          </table:table-cell>
          <table:table-cell office:value-type="string" calcext:value-type="string">
            <text:p>- Ah ! Secourez, amis, ma bien-aimée !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rcatemi, recatemi, qualche odor, qualche spirto! </text:p>
          </table:table-cell>
          <table:table-cell office:value-type="string" calcext:value-type="string">
            <text:p>Allez me chercher une essence, des sels pour la ranimer 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h, non tardate!</text:p>
          </table:table-cell>
          <table:table-cell office:value-type="string" calcext:value-type="string">
            <text:p>Ah, ne tardez pas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na Anna! Sposa! Amica! </text:p>
          </table:table-cell>
          <table:table-cell office:value-type="string" calcext:value-type="string">
            <text:p>Donna Anna ! Mon épouse ! Mon amie !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 duolo estremo la meschinella uccide.</text:p>
          </table:table-cell>
          <table:table-cell office:value-type="string" calcext:value-type="string">
            <text:p>La douleur extrême tue la malheureus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 Ahi!</text:p>
          </table:table-cell>
          <table:table-cell office:value-type="string" calcext:value-type="string">
            <text:p>- Hélas !</text:p>
          </table:table-cell>
          <table:table-cell/>
          <table:table-cell office:value-type="string" calcext:value-type="string">
            <text:p>- Ah! Del padre in periglio in soccorso voliam.</text:p>
          </table:table-cell>
          <table:table-cell office:value-type="string" calcext:value-type="string">
            <text:p>- Ah ! Volons au secours de mon père en danger.</text:p>
          </table:table-cell>
        </table:table-row>
        <table:table-row table:style-name="ro1">
          <table:table-cell office:value-type="string" calcext:value-type="string">
            <text:p>- Già rinviene! Datele nuovi aiuti.</text:p>
          </table:table-cell>
          <table:table-cell office:value-type="string" calcext:value-type="string">
            <text:p>- Déjà elle revient à elle. Donnez-lui de nouveaux soins.</text:p>
          </table:table-cell>
          <table:table-cell/>
          <table:table-cell office:value-type="string" calcext:value-type="string">
            <text:p>- Tutto il mio sangue verserò, se bisogna. Ma dov'è il scellerato?</text:p>
          </table:table-cell>
          <table:table-cell office:value-type="string" calcext:value-type="string">
            <text:p>- Je verserai tout mon sang, s'il le faut. Mais où est le scélérat ?</text:p>
          </table:table-cell>
        </table:table-row>
        <table:table-row table:style-name="ro1">
          <table:table-cell office:value-type="string" calcext:value-type="string">
            <text:p>- Padre mio!</text:p>
          </table:table-cell>
          <table:table-cell office:value-type="string" calcext:value-type="string">
            <text:p>- Mon père !</text:p>
          </table:table-cell>
          <table:table-cell/>
          <table:table-cell office:value-type="string" calcext:value-type="string">
            <text:p>- In questo loco... Ma qual mai s'offre, oh Dei, spettacolo funesto agli occhi miei! Il padre, padre mio! caro mio padre!</text:p>
          </table:table-cell>
          <table:table-cell office:value-type="string" calcext:value-type="string">
            <text:p>- En ce lieu. Mais quel est, ô Dieux, ce funeste spectacle qui s'offre à mes yeux ! Père, mon père ! Mon cher père !</text:p>
          </table:table-cell>
        </table:table-row>
        <table:table-row table:style-name="ro1">
          <table:table-cell office:value-type="string" calcext:value-type="string">
            <text:p>- Celate, allontanate agli occhi suoi quell'oggetto d'orrore! </text:p>
          </table:table-cell>
          <table:table-cell office:value-type="string" calcext:value-type="string">
            <text:p>- Cachez, éloignez de ses yeux cet objet d'horreur !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ma mia, consolati! Fa core!</text:p>
          </table:table-cell>
          <table:table-cell office:value-type="string" calcext:value-type="string">
            <text:p>Mon âme, apaise-toi ! Sois forte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 Fuggi, crudele, fuggi!</text:p>
          </table:table-cell>
          <table:table-cell office:value-type="string" calcext:value-type="string">
            <text:p>- Fuis, cruel, fuis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cia che mora anch'io,</text:p>
          </table:table-cell>
          <table:table-cell office:value-type="string" calcext:value-type="string">
            <text:p>Laisse-moi mourir aussi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a ch'è morto, o Dio!</text:p>
          </table:table-cell>
          <table:table-cell office:value-type="string" calcext:value-type="string">
            <text:p>maintenant qu'est mort, ô Dieu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 a me la vita diè.</text:p>
          </table:table-cell>
          <table:table-cell office:value-type="string" calcext:value-type="string">
            <text:p>celui qui m'a donné la vi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 Senti, cor mio, deh senti,</text:p>
          </table:table-cell>
          <table:table-cell office:value-type="string" calcext:value-type="string">
            <text:p>- Écoute, mon cœur, écoute-moi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ardami un solo istante!</text:p>
          </table:table-cell>
          <table:table-cell office:value-type="string" calcext:value-type="string">
            <text:p>regarde-moi un seul instant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 parla il caro amante,</text:p>
          </table:table-cell>
          <table:table-cell office:value-type="string" calcext:value-type="string">
            <text:p>C'est ton bien-aimé qui te parl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 vive sol per te.</text:p>
          </table:table-cell>
          <table:table-cell office:value-type="string" calcext:value-type="string">
            <text:p>lui qui ne vit que pour toi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 Tu sei! - perdon - mio bene,</text:p>
          </table:table-cell>
          <table:table-cell office:value-type="string" calcext:value-type="string">
            <text:p>- C'est toi ! - pardon - mon bien-aimé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'affanno mio, le pene...</text:p>
          </table:table-cell>
          <table:table-cell office:value-type="string" calcext:value-type="string">
            <text:p>mon affliction, mes peines..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h, il padre mio dov'è?</text:p>
          </table:table-cell>
          <table:table-cell office:value-type="string" calcext:value-type="string">
            <text:p>Ah !, mon père, où est-il 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 Il padre? Lascia, o cara,</text:p>
          </table:table-cell>
          <table:table-cell office:value-type="string" calcext:value-type="string">
            <text:p>- Ton père ? Laisse, bien-aimé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 rimembranza amara.</text:p>
          </table:table-cell>
          <table:table-cell office:value-type="string" calcext:value-type="string">
            <text:p>ce souvenir ame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i sposo e padre in me.</text:p>
          </table:table-cell>
          <table:table-cell office:value-type="string" calcext:value-type="string">
            <text:p>Tu as en moi l'époux et le pèr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 Ah, il padre, il padre mio, dov'è?</text:p>
          </table:table-cell>
          <table:table-cell office:value-type="string" calcext:value-type="string">
            <text:p>- Ah ! Mon père, mon père, où est-il ?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- Ah, vendicar, se il puoi,</text:p>
          </table:table-cell>
          <table:table-cell office:value-type="string" calcext:value-type="string">
            <text:p>- Ah, de venger, si tu le peux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ura quel sangue ognor!</text:p>
          </table:table-cell>
          <table:table-cell office:value-type="string" calcext:value-type="string">
            <text:p>ce sang, jure à jamais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 Lo giuro, lo giuro,</text:p>
          </table:table-cell>
          <table:table-cell office:value-type="string" calcext:value-type="string">
            <text:p>- Je le jure, je le jur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 giuro agli occhi tuoi,</text:p>
          </table:table-cell>
          <table:table-cell office:value-type="string" calcext:value-type="string">
            <text:p>je le jure par tes yeux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 giuro al nostro amor!</text:p>
          </table:table-cell>
          <table:table-cell office:value-type="string" calcext:value-type="string">
            <text:p>je le jure par notre amour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 Che giuramento, o Dei!</text:p>
          </table:table-cell>
          <table:table-cell office:value-type="string" calcext:value-type="string">
            <text:p>- Quel serment, ô Dieu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 barbaro momento!</text:p>
          </table:table-cell>
          <table:table-cell office:value-type="string" calcext:value-type="string">
            <text:p>Quel atroce moment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 cento affetti e cento</text:p>
          </table:table-cell>
          <table:table-cell office:value-type="string" calcext:value-type="string">
            <text:p>Par tant et tant de senti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mmi ondeggiando il cor, ecc.</text:p>
          </table:table-cell>
          <table:table-cell office:value-type="string" calcext:value-type="string">
            <text:p>mon cœur va chancelant, etc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 Vendicar quel sangue, giura!</text:p>
          </table:table-cell>
          <table:table-cell office:value-type="string" calcext:value-type="string">
            <text:p>- Jure de venger ce sang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 Lo giuro agli occhi tuoi, al nostro amor!</text:p>
          </table:table-cell>
          <table:table-cell office:value-type="string" calcext:value-type="string">
            <text:p>- Je le jure par tes yeux, par notre amour !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7">00/00/0000</text:date>, <text:time style:data-style-name="N2" text:time-value="16:48:43.1293761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7T17:33:09.391640032</dc:date>
    <meta:editing-duration>PT37M54S</meta:editing-duration>
    <meta:editing-cycles>11</meta:editing-cycles>
    <meta:generator>LibreOffice/24.2.7.2$Linux_X86_64 LibreOffice_project/420$Build-2</meta:generator>
    <meta:document-statistic meta:table-count="1" meta:cell-count="96" meta:object-count="0"/>
  </office:meta>
</office:document-meta>
</file>